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" style:family="table">
      <style:table-properties style:width="18.547cm" fo:margin-left="0.229cm" fo:margin-top="0cm" fo:margin-bottom="0cm" table:align="left" style:writing-mode="lr-tb"/>
    </style:style>
    <style:style style:name="Table2.A" style:family="table-column">
      <style:table-column-properties style:column-width="1.903cm"/>
    </style:style>
    <style:style style:name="Table2.B" style:family="table-column">
      <style:table-column-properties style:column-width="8.123cm"/>
    </style:style>
    <style:style style:name="Table2.C" style:family="table-column">
      <style:table-column-properties style:column-width="8.5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7" style:family="table">
      <style:table-properties style:width="18.547cm" fo:margin-left="0.229cm" fo:margin-top="0cm" fo:margin-bottom="0cm" table:align="left" style:writing-mode="lr-tb"/>
    </style:style>
    <style:style style:name="Table7.A" style:family="table-column">
      <style:table-column-properties style:column-width="2.23cm"/>
    </style:style>
    <style:style style:name="Table7.B" style:family="table-column">
      <style:table-column-properties style:column-width="7.796cm"/>
    </style:style>
    <style:style style:name="Table7.C" style:family="table-column">
      <style:table-column-properties style:column-width="8.52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7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7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7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7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le7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7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7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8" style:family="table">
      <style:table-properties style:width="18.547cm" fo:margin-left="0.229cm" fo:margin-top="0cm" fo:margin-bottom="0cm" table:align="left" style:writing-mode="lr-tb"/>
    </style:style>
    <style:style style:name="Table8.A" style:family="table-column">
      <style:table-column-properties style:column-width="2.23cm"/>
    </style:style>
    <style:style style:name="Table8.B" style:family="table-column">
      <style:table-column-properties style:column-width="7.796cm"/>
    </style:style>
    <style:style style:name="Table8.C" style:family="table-column">
      <style:table-column-properties style:column-width="8.52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8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8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8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le8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8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9" style:family="table">
      <style:table-properties style:width="18.547cm" fo:margin-left="0.229cm" fo:margin-top="0cm" fo:margin-bottom="0cm" table:align="left" style:writing-mode="lr-tb"/>
    </style:style>
    <style:style style:name="Table9.A" style:family="table-column">
      <style:table-column-properties style:column-width="2.23cm"/>
    </style:style>
    <style:style style:name="Table9.B" style:family="table-column">
      <style:table-column-properties style:column-width="7.796cm"/>
    </style:style>
    <style:style style:name="Table9.C" style:family="table-column">
      <style:table-column-properties style:column-width="8.5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9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le9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9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0" style:family="table">
      <style:table-properties style:width="18.547cm" fo:margin-left="0.229cm" fo:margin-top="0cm" fo:margin-bottom="0cm" table:align="left" style:writing-mode="lr-tb"/>
    </style:style>
    <style:style style:name="Table10.A" style:family="table-column">
      <style:table-column-properties style:column-width="2.23cm"/>
    </style:style>
    <style:style style:name="Table10.B" style:family="table-column">
      <style:table-column-properties style:column-width="7.796cm"/>
    </style:style>
    <style:style style:name="Table10.C" style:family="table-column">
      <style:table-column-properties style:column-width="8.52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0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le10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0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0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4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fo:margin-top="0cm" fo:margin-bottom="0cm" table:align="left" style:writing-mode="lr-tb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fo:margin-top="0cm" fo:margin-bottom="0cm" table:align="left" style:writing-mode="lr-tb"/>
    </style:style>
    <style:style style:name="Tabella6.A" style:family="table-column">
      <style:table-column-properties style:column-width="2.23cm"/>
    </style:style>
    <style:style style:name="Tabella6.B" style:family="table-column">
      <style:table-column-properties style:column-width="7.796cm"/>
    </style:style>
    <style:style style:name="Tabella6.C" style:family="table-column">
      <style:table-column-properties style:column-width="8.52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6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fo:margin-top="0cm" fo:margin-bottom="0cm" table:align="left" style:writing-mode="lr-tb"/>
    </style:style>
    <style:style style:name="Tabella7.A" style:family="table-column">
      <style:table-column-properties style:column-width="2.23cm"/>
    </style:style>
    <style:style style:name="Tabella7.B" style:family="table-column">
      <style:table-column-properties style:column-width="7.796cm"/>
    </style:style>
    <style:style style:name="Tabella7.C" style:family="table-column">
      <style:table-column-properties style:column-width="8.52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7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7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fo:margin-top="0cm" fo:margin-bottom="0cm" table:align="left" style:writing-mode="lr-tb"/>
    </style:style>
    <style:style style:name="Tabella8.A" style:family="table-column">
      <style:table-column-properties style:column-width="2.23cm"/>
    </style:style>
    <style:style style:name="Tabella8.B" style:family="table-column">
      <style:table-column-properties style:column-width="7.796cm"/>
    </style:style>
    <style:style style:name="Tabella8.C" style:family="table-column">
      <style:table-column-properties style:column-width="8.52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8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8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8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8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10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fo:margin-top="0cm" fo:margin-bottom="0cm" table:align="left" style:writing-mode="lr-tb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.C2" style:family="table-cell">
      <style:table-cell-properties style:vertical-align="" fo:background-color="#ffcccc" fo:padding="0.176cm" fo:border-left="none" fo:border-right="1pt solid #000000" fo:border-top="none" fo:border-bottom="1pt solid #000000">
        <style:background-image/>
      </style:table-cell-properties>
    </style:style>
    <style:style style:name="Tabella1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.C3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ffffff"/>
    </style:style>
    <style:style style:name="P3" style:family="paragraph" style:parent-style-name="Standard">
      <style:paragraph-properties fo:text-align="start" style:justify-single-word="false"/>
      <style:text-properties officeooo:rsid="001bf47f" officeooo:paragraph-rsid="001bf47f"/>
    </style:style>
    <style:style style:name="P4" style:family="paragraph" style:parent-style-name="Standard">
      <style:paragraph-properties fo:text-align="start" style:justify-single-word="false"/>
      <style:text-properties officeooo:rsid="001d0964" officeooo:paragraph-rsid="001d0fea"/>
    </style:style>
    <style:style style:name="P5" style:family="paragraph" style:parent-style-name="Standard">
      <style:paragraph-properties fo:text-align="start" style:justify-single-word="false"/>
      <style:text-properties officeooo:rsid="001d0fea" officeooo:paragraph-rsid="001d0fea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font-weight="bold" style:font-weight-asian="bold"/>
    </style:style>
    <style:style style:name="P8" style:family="paragraph" style:parent-style-name="Heading_20_1">
      <style:paragraph-properties fo:padding="0cm" fo:border="none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1bf47f" officeooo:paragraph-rsid="001bf47f" fo:background-color="#ffffff" style:font-style-asian="italic" style:font-style-complex="italic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1bf47f" officeooo:paragraph-rsid="001defe2" fo:background-color="#ffffff" style:font-style-asian="italic" style:font-style-complex="italic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1bf47f" officeooo:paragraph-rsid="001bf47f" style:font-style-asian="italic" style:font-style-complex="italic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1d0964" officeooo:paragraph-rsid="001d0fea" style:font-style-asian="italic" style:font-style-complex="italic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officeooo:rsid="001bf47f" officeooo:paragraph-rsid="001bf47f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normal" officeooo:rsid="001bf47f" officeooo:paragraph-rsid="001bf47f" style:font-style-asian="normal" style:font-style-complex="normal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normal" officeooo:rsid="001bf47f" officeooo:paragraph-rsid="001d0fea" style:font-style-asian="normal" style:font-style-complex="normal"/>
    </style:style>
    <style:style style:name="P16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17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1d0fea"/>
    </style:style>
    <style:style style:name="P18" style:family="paragraph" style:parent-style-name="Heading_20_2">
      <style:paragraph-properties fo:margin-top="0cm" fo:margin-bottom="0cm" style:contextual-spacing="false" fo:line-height="100%"/>
    </style:style>
    <style:style style:name="P19" style:family="paragraph" style:parent-style-name="Heading_20_2">
      <style:paragraph-properties fo:margin-top="0cm" fo:margin-bottom="0cm" style:contextual-spacing="false" fo:line-height="100%"/>
      <style:text-properties officeooo:paragraph-rsid="001d0fea"/>
    </style:style>
    <style:style style:name="P20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bf47f"/>
    </style:style>
    <style:style style:name="P2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1bf47f" officeooo:paragraph-rsid="001bf47f"/>
    </style:style>
    <style:style style:name="P2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1bf47f" officeooo:paragraph-rsid="001d0fea"/>
    </style:style>
    <style:style style:name="P24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c9211e" loext:opacity="100%" style:font-name="Bitter" fo:font-weight="bold" officeooo:rsid="001d0fea" officeooo:paragraph-rsid="001d0fea" style:font-name-asian="Bitter1" style:font-weight-asian="bold" style:font-name-complex="Bitter1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f47f" officeooo:paragraph-rsid="001bf47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f47f" officeooo:paragraph-rsid="001d0fea"/>
    </style:style>
    <style:style style:name="P27" style:family="paragraph" style:parent-style-name="Heading_20_1">
      <style:paragraph-properties fo:margin-top="0.706cm" fo:margin-bottom="0cm" style:contextual-spacing="false" fo:line-height="100%"/>
      <style:text-properties officeooo:paragraph-rsid="001d0fea"/>
    </style:style>
    <style:style style:name="P28" style:family="paragraph" style:parent-style-name="Heading_20_1">
      <style:paragraph-properties fo:margin-top="0.706cm" fo:margin-bottom="0cm" style:contextual-spacing="false" fo:line-height="100%"/>
      <style:text-properties fo:color="#c9211e" loext:opacity="100%" officeooo:paragraph-rsid="001d0fea"/>
    </style:style>
    <style:style style:name="P29" style:family="paragraph" style:parent-style-name="Heading_20_1">
      <style:paragraph-properties fo:margin-top="0.706cm" fo:margin-bottom="0cm" style:contextual-spacing="false" fo:line-height="100%"/>
      <style:text-properties fo:color="#c9211e" loext:opacity="100%" style:font-name="Bitter" fo:font-size="18pt" fo:font-weight="bold" officeooo:rsid="001d0964" officeooo:paragraph-rsid="001d0964" style:font-name-asian="Bitter1" style:font-size-asian="18pt" style:font-weight-asian="bold" style:font-name-complex="Bitter1" style:font-size-complex="18pt"/>
    </style:style>
    <style:style style:name="P30" style:family="paragraph" style:parent-style-name="Standard">
      <style:paragraph-properties fo:margin-top="0.706cm" fo:margin-bottom="0cm" style:contextual-spacing="false" fo:line-height="100%"/>
      <style:text-properties fo:color="#c9211e" loext:opacity="100%" style:font-name="Bitter" fo:font-size="18pt" fo:font-weight="bold" officeooo:rsid="001d0964" officeooo:paragraph-rsid="001d0964" style:font-name-asian="Bitter1" style:font-size-asian="18pt" style:font-weight-asian="bold" style:font-name-complex="Bitter1" style:font-size-complex="18pt"/>
    </style:style>
    <style:style style:name="P31" style:family="paragraph" style:parent-style-name="Title" style:master-page-name="Standard">
      <style:paragraph-properties style:page-number="1" fo:padding="0cm" fo:border="none"/>
      <style:text-properties fo:color="#009a96" loext:opacity="100%" style:font-name="Fontdiner Swanky" fo:font-size="36pt" officeooo:rsid="001bf47f" officeooo:paragraph-rsid="001bf47f" style:font-name-asian="Fontdiner Swanky1" style:font-size-asian="36pt" style:font-name-complex="Fontdiner Swanky1" style:font-size-complex="36pt"/>
    </style:style>
    <style:style style:name="P32" style:family="paragraph" style:parent-style-name="Heading_20_1">
      <style:paragraph-properties fo:margin-top="0.706cm" fo:margin-bottom="0cm" style:contextual-spacing="false" fo:line-height="100%"/>
      <style:text-properties officeooo:paragraph-rsid="0020e150"/>
    </style:style>
    <style:style style:name="P33" style:family="paragraph" style:parent-style-name="Heading_20_1">
      <style:paragraph-properties fo:margin-top="0.706cm" fo:margin-bottom="0cm" style:contextual-spacing="false" fo:line-height="100%"/>
      <style:text-properties officeooo:paragraph-rsid="0021bb38"/>
    </style:style>
    <style:style style:name="P34" style:family="paragraph" style:parent-style-name="Heading_20_1">
      <style:paragraph-properties fo:margin-top="0.706cm" fo:margin-bottom="0cm" style:contextual-spacing="false" fo:line-height="100%"/>
      <style:text-properties fo:color="#c9211e" loext:opacity="100%" officeooo:paragraph-rsid="0020e150"/>
    </style:style>
    <style:style style:name="P35" style:family="paragraph" style:parent-style-name="Heading_20_1">
      <style:paragraph-properties fo:margin-top="0.706cm" fo:margin-bottom="0cm" style:contextual-spacing="false" fo:line-height="100%"/>
      <style:text-properties fo:color="#c9211e" loext:opacity="100%" officeooo:paragraph-rsid="0021bb38"/>
    </style:style>
    <style:style style:name="P36" style:family="paragraph" style:parent-style-name="Heading_20_1">
      <style:paragraph-properties fo:margin-top="0.706cm" fo:margin-bottom="0cm" style:contextual-spacing="false" fo:line-height="100%"/>
      <style:text-properties fo:color="#c9211e" loext:opacity="100%" officeooo:rsid="001bf47f" officeooo:paragraph-rsid="0021bb38"/>
    </style:style>
    <style:style style:name="P37" style:family="paragraph" style:parent-style-name="Heading_20_2">
      <style:paragraph-properties fo:margin-top="0cm" fo:margin-bottom="0cm" style:contextual-spacing="false" fo:line-height="100%"/>
      <style:text-properties officeooo:paragraph-rsid="0020e150"/>
    </style:style>
    <style:style style:name="P38" style:family="paragraph" style:parent-style-name="Heading_20_2">
      <style:paragraph-properties fo:margin-top="0cm" fo:margin-bottom="0cm" style:contextual-spacing="false" fo:line-height="100%"/>
      <style:text-properties officeooo:paragraph-rsid="0021bb38"/>
    </style:style>
    <style:style style:name="P39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20e150"/>
    </style:style>
    <style:style style:name="P40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21bb38"/>
    </style:style>
    <style:style style:name="P4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c9211e" loext:opacity="100%" officeooo:rsid="001d0964" officeooo:paragraph-rsid="0020e150"/>
    </style:style>
    <style:style style:name="P4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c9211e" loext:opacity="100%" officeooo:rsid="001d0964" officeooo:paragraph-rsid="0021bb38"/>
    </style:style>
    <style:style style:name="P4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c9211e" loext:opacity="100%" style:font-name="Bitter" fo:font-weight="bold" officeooo:rsid="001d0fea" officeooo:paragraph-rsid="0020e150" style:font-name-asian="Bitter1" style:font-weight-asian="bold" style:font-name-complex="Bitter1"/>
    </style:style>
    <style:style style:name="P44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1bf47f" officeooo:paragraph-rsid="0020e150"/>
    </style:style>
    <style:style style:name="P45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1bf47f" officeooo:paragraph-rsid="0021bb38"/>
    </style:style>
    <style:style style:name="P46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c3635" loext:opacity="100%" style:font-name="Bitter" fo:font-weight="bold" officeooo:rsid="0021bb38" officeooo:paragraph-rsid="0021bb38" style:font-name-asian="Bitter1" style:font-weight-asian="bold" style:font-name-complex="Bitter1"/>
    </style:style>
    <style:style style:name="P47" style:family="paragraph" style:parent-style-name="Standard">
      <style:paragraph-properties fo:text-align="start" style:justify-single-word="false"/>
      <style:text-properties officeooo:rsid="001d0964" officeooo:paragraph-rsid="0020e150"/>
    </style:style>
    <style:style style:name="P48" style:family="paragraph" style:parent-style-name="Standard">
      <style:paragraph-properties fo:text-align="start" style:justify-single-word="false"/>
      <style:text-properties officeooo:rsid="001d0964" officeooo:paragraph-rsid="0021bb38"/>
    </style:style>
    <style:style style:name="P49" style:family="paragraph" style:parent-style-name="Standard">
      <style:paragraph-properties fo:text-align="start" style:justify-single-word="false"/>
      <style:text-properties officeooo:rsid="001d0fea" officeooo:paragraph-rsid="0020e150"/>
    </style:style>
    <style:style style:name="P50" style:family="paragraph" style:parent-style-name="Standard">
      <style:paragraph-properties fo:text-align="start" style:justify-single-word="false"/>
      <style:text-properties officeooo:rsid="001d0fea" officeooo:paragraph-rsid="0021bb38"/>
    </style:style>
    <style:style style:name="P5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officeooo:rsid="001bf47f" officeooo:paragraph-rsid="0020e150"/>
    </style:style>
    <style:style style:name="P5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officeooo:rsid="001bf47f" officeooo:paragraph-rsid="0021bb38"/>
    </style:style>
    <style:style style:name="P5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1d0964" officeooo:paragraph-rsid="0020e150" style:font-style-asian="italic" style:font-style-complex="italic"/>
    </style:style>
    <style:style style:name="P5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1d0964" officeooo:paragraph-rsid="0021bb38" style:font-style-asian="italic" style:font-style-complex="italic"/>
    </style:style>
    <style:style style:name="P5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normal" officeooo:rsid="001bf47f" officeooo:paragraph-rsid="0020e150" style:font-style-asian="normal" style:font-style-complex="normal"/>
    </style:style>
    <style:style style:name="P5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normal" officeooo:rsid="001bf47f" officeooo:paragraph-rsid="0021bb38" style:font-style-asian="normal" style:font-style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f47f" officeooo:paragraph-rsid="0020e150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f47f" officeooo:paragraph-rsid="0021bb38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bf47f"/>
    </style:style>
    <style:style style:name="T3" style:family="text">
      <style:text-properties fo:font-weight="normal" officeooo:rsid="001bf47f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bf47f"/>
    </style:style>
    <style:style style:name="T7" style:family="text">
      <style:text-properties style:text-position="0% 100%" style:font-name="Bitter" fo:font-weight="bold" style:font-name-asian="Bitter1" style:font-weight-asian="bold" style:font-name-complex="Bitter1"/>
    </style:style>
    <style:style style:name="T8" style:family="text">
      <style:text-properties style:text-position="0% 100%" style:font-name="Bitter" fo:font-weight="bold" officeooo:rsid="001d0fea" style:font-name-asian="Bitter1" style:font-weight-asian="bold" style:font-name-complex="Bitter1"/>
    </style:style>
    <style:style style:name="T9" style:family="text">
      <style:text-properties style:text-position="0% 100%"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10" style:family="text">
      <style:text-properties style:text-position="0% 100%" officeooo:rsid="0021bb38"/>
    </style:style>
    <style:style style:name="T11" style:family="text">
      <style:text-properties officeooo:rsid="001d0964"/>
    </style:style>
    <style:style style:name="T12" style:family="text">
      <style:text-properties style:font-name="Bitter" fo:font-size="18pt" fo:font-weight="bold" officeooo:rsid="001d0964" style:font-name-asian="Bitter1" style:font-size-asian="18pt" style:font-weight-asian="bold" style:font-name-complex="Bitter1" style:font-size-complex="18pt"/>
    </style:style>
    <style:style style:name="T13" style:family="text">
      <style:text-properties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14" style:family="text">
      <style:text-properties style:font-name="Bitter" fo:font-size="18pt" fo:font-weight="bold" officeooo:rsid="0021c95a" style:font-name-asian="Bitter1" style:font-size-asian="18pt" style:font-weight-asian="bold" style:font-name-complex="Bitter1" style:font-size-complex="18pt"/>
    </style:style>
    <style:style style:name="T15" style:family="text">
      <style:text-properties officeooo:rsid="001d0fea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style:font-name="Bitter" fo:font-size="18pt" fo:font-weight="bold" officeooo:rsid="001d0964" style:font-name-asian="Bitter1" style:font-size-asian="18pt" style:font-weight-asian="bold" style:font-name-complex="Bitter1" style:font-size-complex="18pt"/>
    </style:style>
    <style:style style:name="T18" style:family="text">
      <style:text-properties fo:color="#c9211e" loext:opacity="100%"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19" style:family="text">
      <style:text-properties fo:color="#c9211e" loext:opacity="100%" style:font-name="Bitter" fo:font-size="18pt" fo:font-weight="bold" officeooo:rsid="0021c95a" style:font-name-asian="Bitter1" style:font-size-asian="18pt" style:font-weight-asian="bold" style:font-name-complex="Bitter1" style:font-size-complex="18pt"/>
    </style:style>
    <style:style style:name="T20" style:family="text">
      <style:text-properties fo:color="#c9211e" loext:opacity="100%" style:text-position="0% 100%"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21" style:family="text">
      <style:text-properties officeooo:rsid="0020e150"/>
    </style:style>
    <style:style style:name="T22" style:family="text">
      <style:text-properties officeooo:rsid="0021bb38"/>
    </style:style>
    <style:style style:name="T23" style:family="text">
      <style:text-properties officeooo:rsid="0021c9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Inserire le proprie disponibilità</text:p>
      <text:p text:style-name="P8"><text:bookmark text:name="_jbob8updeyb"/>Informazioni generali</text:p>
      <text:p text:style-name="P6"><text:span text:style-name="T1">Nome caso d’uso</text:span>: <text:span text:style-name="T2">Inserire le proprie disponibilità</text:span></text:p>
      <text:p text:style-name="P7">Portata: <text:span text:style-name="T3">Sistema</text:span></text:p>
      <text:p text:style-name="P7">Livello: <text:span text:style-name="T3">Obiettivo utente</text:span></text:p>
      <text:p text:style-name="P7">Attore primario: <text:span text:style-name="T3">Cuoco, Personale di servizio</text:span></text:p>
      <text:p text:style-name="P7">Parti Interessate: <text:span text:style-name="T3">Organizzatore</text:span></text:p>
      <text:p text:style-name="P7">Pre-condizioni: <text:span text:style-name="T3">L’autore deve essere autenticato come cuoco oppure come personale di servizio</text:span></text:p>
      <text:p text:style-name="P7">Garanzie di successo o post-condizioni: <text:span text:style-name="T3">L’attore primario ha indicato la propria disponibilità su uno o più turni inseriti nel calendario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<text:bookmark text:name="_p0004dld5iri"/># </text:p>
          </table:table-cell>
          <table:table-cell table:style-name="Table1.B1" office:value-type="string">
            <text:p text:style-name="P16"><text:bookmark text:name="_p0004dld5iri1"/>Attore</text:p>
          </table:table-cell>
          <table:table-cell table:style-name="Table1.B1" office:value-type="string">
            <text:p text:style-name="P16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22"><text:bookmark text:name="_pa0e6zrbleih"/>1.</text:p>
          </table:table-cell>
          <table:table-cell table:style-name="Table1.B2" office:value-type="string">
            <text:p text:style-name="P13">Consulta il calendario degli eventi, <text:span text:style-name="T4">opzionalmente</text:span> specificando dei criteri di selezione</text:p>
          </table:table-cell>
          <table:table-cell table:style-name="Table1.C2" office:value-type="string">
            <text:p text:style-name="P13">Restituisce tutti i turni (ricorrenti e non) e i gruppi di turni che rispettano i parametri di ricerca</text:p>
          </table:table-cell>
        </table:table-row>
        <table:table-row table:style-name="Table1.1">
          <table:table-cell table:style-name="Table1.A3" office:value-type="string">
            <text:p text:style-name="P22"><text:bookmark text:name="_pa0e6zrbleih1"/>2.</text:p>
          </table:table-cell>
          <table:table-cell table:style-name="Table1.B3" office:value-type="string">
            <text:p text:style-name="P13">Indica la propria disponibilità su un turno</text:p>
          </table:table-cell>
          <table:table-cell table:style-name="Table1.C3" office:value-type="string">
            <text:p text:style-name="P3">Registra l’informazione</text:p>
          </table:table-cell>
        </table:table-row>
        <table:table-row table:style-name="Table1.1">
          <table:table-cell table:style-name="Table1.A4" office:value-type="string">
            <text:p text:style-name="P20"><text:bookmark text:name="_pa0e6zrbleih2"/></text:p>
          </table:table-cell>
          <table:table-cell table:style-name="Table1.B4" office:value-type="string">
            <text:p text:style-name="P11">Ripete il passo 2 finché non è soddisfatto</text:p>
          </table:table-cell>
          <table:table-cell table:style-name="Table1.C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20"><text:bookmark text:name="_pa0e6zrbleih3"/></text:p>
          </table:table-cell>
          <table:table-cell table:style-name="Table1.B5" office:value-type="string">
            <text:p text:style-name="P9">Se vuole torna al passo 1 per cercare altri turni sul calendario, altrimenti termina</text:p>
          </table:table-cell>
          <table:table-cell table:style-name="Table1.C5" office:value-type="string">
            <text:p text:style-name="P2"/>
          </table:table-cell>
        </table:table-row>
      </table:table>
      <text:p text:style-name="P29"/>
      <text:p text:style-name="P30"/>
      <text:p text:style-name="P30"/>
      <text:p text:style-name="P30"/>
      <text:p text:style-name="P30"/>
      <text:p text:style-name="P27"><text:bookmark text:name="_fmu94t6hev3x"/><text:soft-page-break/>Estensione <text:span text:style-name="T2">1</text:span>a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<text:bookmark text:name="_c1spi84yq2kg"/># </text:p>
          </table:table-cell>
          <table:table-cell table:style-name="Table2.B1" office:value-type="string">
            <text:p text:style-name="P16"><text:bookmark text:name="_ltt8uo9pou4l"/>Attore</text:p>
          </table:table-cell>
          <table:table-cell table:style-name="Table2.B1" office:value-type="string">
            <text:p text:style-name="P16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21"><text:bookmark text:name="_c0uwha9afulj"/><text:span text:style-name="T2">1</text:span><text:span text:style-name="T6">a</text:span><text:span text:style-name="T2">.1</text:span></text:p>
          </table:table-cell>
          <table:table-cell table:style-name="Table2.B2" office:value-type="string">
            <text:p text:style-name="P13">Consulta i turni a cui ha già dato disponibilità</text:p>
          </table:table-cell>
          <table:table-cell table:style-name="Table2.C2" office:value-type="string">
            <text:p text:style-name="P3">Restituisce la lista di turni (ricorrenti e non) e gruppi di turni per cui ha precedentemente indicato la disponibilità</text:p>
          </table:table-cell>
        </table:table-row>
        <table:table-row table:style-name="Table2.1">
          <table:table-cell table:style-name="Table2.A3" office:value-type="string">
            <text:p text:style-name="P22"><text:bookmark text:name="_c0uwha9afulj1"/>1<text:span text:style-name="T5">a</text:span>.2</text:p>
          </table:table-cell>
          <table:table-cell table:style-name="Table2.B3" office:value-type="string">
            <text:p text:style-name="P14">Rimuove la disponibilità da un turno </text:p>
          </table:table-cell>
          <table:table-cell table:style-name="Table2.C3" office:value-type="string">
            <text:p text:style-name="P25">Registra l’informazione</text:p>
          </table:table-cell>
        </table:table-row>
        <table:table-row table:style-name="Table2.1">
          <table:table-cell table:style-name="Table2.A5" office:value-type="string">
            <text:p text:style-name="P22"/>
          </table:table-cell>
          <table:table-cell table:style-name="Table2.B5" office:value-type="string">
            <text:p text:style-name="P11">Ripete il passo 2 finché non è soddisfatto</text:p>
          </table:table-cell>
          <table:table-cell table:style-name="Table2.C5" office:value-type="string">
            <text:p text:style-name="P13"/>
          </table:table-cell>
        </table:table-row>
        <table:table-row table:style-name="Table2.1">
          <table:table-cell table:style-name="Table2.A5" office:value-type="string">
            <text:p text:style-name="P22"/>
          </table:table-cell>
          <table:table-cell table:style-name="Table2.B5" office:value-type="string">
            <text:p text:style-name="P10">Se vuole torna al passo 1 per cercare altri turni sul calendario, altrimenti termina</text:p>
          </table:table-cell>
          <table:table-cell table:style-name="Table2.C5" office:value-type="string">
            <text:p text:style-name="P13"/>
          </table:table-cell>
        </table:table-row>
      </table:table>
      <text:p text:style-name="P32"><text:span text:style-name="T17">Eccezione</text:span><text:span text:style-name="T16"> </text:span><text:span text:style-name="T18">1</text:span><text:span text:style-name="T20">a</text:span><text:span text:style-name="T18">.2.1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<text:bookmark text:name="_c1spi84yq2kg212"/># </text:p>
          </table:table-cell>
          <table:table-cell table:style-name="Table7.B1" office:value-type="string">
            <text:p text:style-name="P17"><text:bookmark text:name="_ltt8uo9pou4l212"/>Attore</text:p>
          </table:table-cell>
          <table:table-cell table:style-name="Table7.B1" office:value-type="string">
            <text:p text:style-name="P17"><text:bookmark text:name="_xacqr114gae212"/>Sistema</text:p>
          </table:table-cell>
        </table:table-row>
        <table:table-row table:style-name="Table7.1">
          <table:table-cell table:style-name="Table7.A2" office:value-type="string">
            <text:p text:style-name="P24">1<text:span text:style-name="T5">a</text:span>.2.1a.1</text:p>
          </table:table-cell>
          <table:table-cell table:style-name="Table7.B2" office:value-type="string">
            <text:p text:style-name="P15">Rimuove la disponibilità da un turno o gruppo di turni</text:p>
          </table:table-cell>
          <table:table-cell table:style-name="Table7.C2" office:value-type="string">
            <text:p text:style-name="P4">Il turno specificato è nel passato</text:p>
          </table:table-cell>
        </table:table-row>
        <table:table-row table:style-name="Table7.1">
          <table:table-cell table:style-name="Table7.A3" office:value-type="string">
            <text:p text:style-name="P23"/>
          </table:table-cell>
          <table:table-cell table:style-name="Table7.B3" office:value-type="string">
            <text:p text:style-name="P12">Termina il caso d’uso</text:p>
          </table:table-cell>
          <table:table-cell table:style-name="Table7.C3" office:value-type="string">
            <text:p text:style-name="P26"/>
          </table:table-cell>
        </table:table-row>
      </table:table>
      <text:p text:style-name="P28"><text:span text:style-name="T12">Eccezione</text:span> <text:span text:style-name="T13">1</text:span><text:span text:style-name="T9">a</text:span><text:span text:style-name="T13">.2.1b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9"><text:bookmark text:name="_c1spi84yq2kg2121"/># </text:p>
          </table:table-cell>
          <table:table-cell table:style-name="Table8.B1" office:value-type="string">
            <text:p text:style-name="P17"><text:bookmark text:name="_ltt8uo9pou4l2121"/>Attore</text:p>
          </table:table-cell>
          <table:table-cell table:style-name="Table8.B1" office:value-type="string">
            <text:p text:style-name="P17"><text:bookmark text:name="_xacqr114gae2121"/>Sistema</text:p>
          </table:table-cell>
        </table:table-row>
        <table:table-row table:style-name="Table8.1">
          <table:table-cell table:style-name="Table8.A2" office:value-type="string">
            <text:p text:style-name="P24">1<text:span text:style-name="T5">a</text:span>.2.1b.1</text:p>
          </table:table-cell>
          <table:table-cell table:style-name="Table8.B2" office:value-type="string">
            <text:p text:style-name="P15">Rimuove la disponibilità da un turno o gruppo di turni</text:p>
          </table:table-cell>
          <table:table-cell table:style-name="Table8.C2" office:value-type="string">
            <text:p text:style-name="P5">Si è oltre la data di <text:span text:style-name="T4">scadenza per la modifica della disponibilità</text:span> specificata per il turno</text:p>
          </table:table-cell>
        </table:table-row>
        <table:table-row table:style-name="Table8.1">
          <table:table-cell table:style-name="Table8.A3" office:value-type="string">
            <text:p text:style-name="P23"/>
          </table:table-cell>
          <table:table-cell table:style-name="Table8.B3" office:value-type="string">
            <text:p text:style-name="P12">Termina il caso d’uso</text:p>
          </table:table-cell>
          <table:table-cell table:style-name="Table8.C3" office:value-type="string">
            <text:p text:style-name="P26"/>
          </table:table-cell>
        </table:table-row>
      </table:table>
      <text:p text:style-name="P28"><text:span text:style-name="T12">Eccezione</text:span> <text:span text:style-name="T13">1</text:span><text:span text:style-name="T9">a</text:span><text:span text:style-name="T13">.2.1c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"><text:bookmark text:name="_c1spi84yq2kg2122"/># </text:p>
          </table:table-cell>
          <table:table-cell table:style-name="Table9.B1" office:value-type="string">
            <text:p text:style-name="P17"><text:bookmark text:name="_ltt8uo9pou4l2122"/>Attore</text:p>
          </table:table-cell>
          <table:table-cell table:style-name="Table9.B1" office:value-type="string">
            <text:p text:style-name="P17"><text:bookmark text:name="_xacqr114gae2122"/>Sistema</text:p>
          </table:table-cell>
        </table:table-row>
        <table:table-row table:style-name="Table9.1">
          <table:table-cell table:style-name="Table9.A2" office:value-type="string">
            <text:p text:style-name="P24">1<text:span text:style-name="T5">a</text:span>.2.1c.1</text:p>
          </table:table-cell>
          <table:table-cell table:style-name="Table9.B2" office:value-type="string">
            <text:p text:style-name="P15">Rimuove la disponibilità da un turno o gruppo di turni</text:p>
          </table:table-cell>
          <table:table-cell table:style-name="Table9.C2" office:value-type="string">
            <text:p text:style-name="P5">L’attore è già stato assegnato a quel turno dall’organizzatore</text:p>
          </table:table-cell>
        </table:table-row>
        <table:table-row table:style-name="Table9.1">
          <table:table-cell table:style-name="Table9.A3" office:value-type="string">
            <text:p text:style-name="P23"/>
          </table:table-cell>
          <table:table-cell table:style-name="Table9.B3" office:value-type="string">
            <text:p text:style-name="P12">Termina il caso d’uso</text:p>
          </table:table-cell>
          <table:table-cell table:style-name="Table9.C3" office:value-type="string">
            <text:p text:style-name="P26"/>
          </table:table-cell>
        </table:table-row>
      </table:table>
      <text:p text:style-name="P28"><text:soft-page-break/><text:span text:style-name="T12">Eccezione</text:span> <text:span text:style-name="T13">1</text:span><text:span text:style-name="T9">a</text:span><text:span text:style-name="T13">.2.1d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9"><text:bookmark text:name="_c1spi84yq2kg2123"/># </text:p>
          </table:table-cell>
          <table:table-cell table:style-name="Table10.B1" office:value-type="string">
            <text:p text:style-name="P17"><text:bookmark text:name="_ltt8uo9pou4l2123"/>Attore</text:p>
          </table:table-cell>
          <table:table-cell table:style-name="Table10.B1" office:value-type="string">
            <text:p text:style-name="P17"><text:bookmark text:name="_xacqr114gae2123"/>Sistema</text:p>
          </table:table-cell>
        </table:table-row>
        <table:table-row table:style-name="Table10.1">
          <table:table-cell table:style-name="Table10.A2" office:value-type="string">
            <text:p text:style-name="P24">1<text:span text:style-name="T5">a</text:span>.2.1d.1</text:p>
          </table:table-cell>
          <table:table-cell table:style-name="Table10.B2" office:value-type="string">
            <text:p text:style-name="P15">Rimuove la disponibilità da un turno o gruppo di turni</text:p>
          </table:table-cell>
          <table:table-cell table:style-name="Table10.C2" office:value-type="string">
            <text:p text:style-name="P4">Si <text:span text:style-name="T15">rimuove</text:span> la disponibilità <text:span text:style-name="T15">d</text:span>a un turno singolo appartenente a un gruppo di turni</text:p>
          </table:table-cell>
        </table:table-row>
        <table:table-row table:style-name="Table10.1">
          <table:table-cell table:style-name="Table10.A3" office:value-type="string">
            <text:p text:style-name="P23"/>
          </table:table-cell>
          <table:table-cell table:style-name="Table10.B3" office:value-type="string">
            <text:p text:style-name="P12">Termina il caso d’uso</text:p>
          </table:table-cell>
          <table:table-cell table:style-name="Table10.C3" office:value-type="string">
            <text:p text:style-name="P26"/>
          </table:table-cell>
        </table:table-row>
      </table:table>
      <text:p text:style-name="P32">Estensione <text:span text:style-name="T6">1</text:span><text:span text:style-name="T5">a</text:span>.<text:span text:style-name="T21">2a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37"><text:bookmark text:name="_c1spi84yq2kg1"/># </text:p>
          </table:table-cell>
          <table:table-cell table:style-name="Tabella5.B1" office:value-type="string">
            <text:p text:style-name="P39"><text:bookmark text:name="_ltt8uo9pou4l1"/>Attore</text:p>
          </table:table-cell>
          <table:table-cell table:style-name="Tabella5.B1" office:value-type="string">
            <text:p text:style-name="P39"><text:bookmark text:name="_xacqr114gae1"/>Sistema</text:p>
          </table:table-cell>
        </table:table-row>
        <table:table-row table:style-name="Tabella5.1">
          <table:table-cell table:style-name="Tabella5.A2" office:value-type="string">
            <text:p text:style-name="P44"><text:bookmark text:name="_c0uwha9afulj11"/>1<text:span text:style-name="T5">a</text:span>.2<text:span text:style-name="T21">a</text:span>.<text:span text:style-name="T21">1</text:span></text:p>
          </table:table-cell>
          <table:table-cell table:style-name="Tabella5.B2" office:value-type="string">
            <text:p text:style-name="P55">Rimuove la disponibilità da un <text:span text:style-name="T21">gruppo di </text:span>turn<text:span text:style-name="T21">i</text:span></text:p>
          </table:table-cell>
          <table:table-cell table:style-name="Tabella5.C2" office:value-type="string">
            <text:p text:style-name="P57">Registra l’informazione</text:p>
          </table:table-cell>
        </table:table-row>
      </table:table>
      <text:p text:style-name="P32"><text:span text:style-name="T17">Eccezione</text:span><text:span text:style-name="T16"> </text:span><text:span text:style-name="T18">1</text:span><text:span text:style-name="T20">a</text:span><text:span text:style-name="T18">.2</text:span><text:span text:style-name="T19">a</text:span><text:span text:style-name="T18">.1a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37"><text:bookmark text:name="_c1spi84yq2kg2124"/># </text:p>
          </table:table-cell>
          <table:table-cell table:style-name="Tabella6.B1" office:value-type="string">
            <text:p text:style-name="P39"><text:bookmark text:name="_ltt8uo9pou4l2124"/>Attore</text:p>
          </table:table-cell>
          <table:table-cell table:style-name="Tabella6.B1" office:value-type="string">
            <text:p text:style-name="P39"><text:bookmark text:name="_xacqr114gae2124"/>Sistema</text:p>
          </table:table-cell>
        </table:table-row>
        <table:table-row table:style-name="Tabella6.1">
          <table:table-cell table:style-name="Tabella6.A2" office:value-type="string">
            <text:p text:style-name="P43">1<text:span text:style-name="T5">a</text:span>.2<text:span text:style-name="T23">a</text:span>.1a.1</text:p>
          </table:table-cell>
          <table:table-cell table:style-name="Tabella6.B2" office:value-type="string">
            <text:p text:style-name="P55">Rimuove la disponibilità da gruppo di turni</text:p>
          </table:table-cell>
          <table:table-cell table:style-name="Tabella6.C2" office:value-type="string">
            <text:p text:style-name="P47"><text:span text:style-name="T21">Almeno uno dei</text:span> turn<text:span text:style-name="T21">i </text:span>è nel passato</text:p>
          </table:table-cell>
        </table:table-row>
        <table:table-row table:style-name="Tabella6.1">
          <table:table-cell table:style-name="Tabella6.A3" office:value-type="string">
            <text:p text:style-name="P44"/>
          </table:table-cell>
          <table:table-cell table:style-name="Tabella6.B3" office:value-type="string">
            <text:p text:style-name="P53">Termina il caso d’uso</text:p>
          </table:table-cell>
          <table:table-cell table:style-name="Tabella6.C3" office:value-type="string">
            <text:p text:style-name="P57"/>
          </table:table-cell>
        </table:table-row>
      </table:table>
      <text:p text:style-name="P34"><text:span text:style-name="T12">Eccezione</text:span> <text:span text:style-name="T13">1</text:span><text:span text:style-name="T9">a</text:span><text:span text:style-name="T13">.2</text:span><text:span text:style-name="T14">a</text:span><text:span text:style-name="T13">.1b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37"><text:bookmark text:name="_c1spi84yq2kg21211"/># </text:p>
          </table:table-cell>
          <table:table-cell table:style-name="Tabella7.B1" office:value-type="string">
            <text:p text:style-name="P39"><text:bookmark text:name="_ltt8uo9pou4l21211"/>Attore</text:p>
          </table:table-cell>
          <table:table-cell table:style-name="Tabella7.B1" office:value-type="string">
            <text:p text:style-name="P39"><text:bookmark text:name="_xacqr114gae21211"/>Sistema</text:p>
          </table:table-cell>
        </table:table-row>
        <table:table-row table:style-name="Tabella7.1">
          <table:table-cell table:style-name="Tabella7.A2" office:value-type="string">
            <text:p text:style-name="P43">1<text:span text:style-name="T5">a</text:span>.2<text:span text:style-name="T23">a</text:span>.1b.1</text:p>
          </table:table-cell>
          <table:table-cell table:style-name="Tabella7.B2" office:value-type="string">
            <text:p text:style-name="P55">Rimuove la disponibilità da un gruppo di turni</text:p>
          </table:table-cell>
          <table:table-cell table:style-name="Tabella7.C2" office:value-type="string">
            <text:p text:style-name="P49">Si è oltre la data di <text:span text:style-name="T4">scadenza per la modifica della disponibilità</text:span> specificata per il <text:span text:style-name="T21">gruppo di </text:span>turn<text:span text:style-name="T21">i</text:span></text:p>
          </table:table-cell>
        </table:table-row>
        <table:table-row table:style-name="Tabella7.1">
          <table:table-cell table:style-name="Tabella7.A3" office:value-type="string">
            <text:p text:style-name="P44"/>
          </table:table-cell>
          <table:table-cell table:style-name="Tabella7.B3" office:value-type="string">
            <text:p text:style-name="P53">Termina il caso d’uso</text:p>
          </table:table-cell>
          <table:table-cell table:style-name="Tabella7.C3" office:value-type="string">
            <text:p text:style-name="P57"/>
          </table:table-cell>
        </table:table-row>
      </table:table>
      <text:p text:style-name="P34"><text:span text:style-name="T12">Eccezione</text:span> <text:span text:style-name="T13">1</text:span><text:span text:style-name="T9">a</text:span><text:span text:style-name="T13">.2</text:span><text:span text:style-name="T14">a</text:span><text:span text:style-name="T13">.1c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37"><text:bookmark text:name="_c1spi84yq2kg21221"/># </text:p>
          </table:table-cell>
          <table:table-cell table:style-name="Tabella8.B1" office:value-type="string">
            <text:p text:style-name="P39"><text:bookmark text:name="_ltt8uo9pou4l21221"/>Attore</text:p>
          </table:table-cell>
          <table:table-cell table:style-name="Tabella8.B1" office:value-type="string">
            <text:p text:style-name="P39"><text:bookmark text:name="_xacqr114gae21221"/>Sistema</text:p>
          </table:table-cell>
        </table:table-row>
        <table:table-row table:style-name="Tabella8.1">
          <table:table-cell table:style-name="Tabella8.A2" office:value-type="string">
            <text:p text:style-name="P43">1<text:span text:style-name="T5">a</text:span>.2<text:span text:style-name="T23">a</text:span>.1c.1</text:p>
          </table:table-cell>
          <table:table-cell table:style-name="Tabella8.B2" office:value-type="string">
            <text:p text:style-name="P55">Rimuove la disponibilità da un gruppo di turni</text:p>
          </table:table-cell>
          <table:table-cell table:style-name="Tabella8.C2" office:value-type="string">
            <text:p text:style-name="P49">L’attore è già stato assegnato a quel <text:span text:style-name="T21">gruppo di turni</text:span> dall’organizzatore</text:p>
          </table:table-cell>
        </table:table-row>
        <table:table-row table:style-name="Tabella8.1">
          <table:table-cell table:style-name="Tabella8.A3" office:value-type="string">
            <text:p text:style-name="P44"/>
          </table:table-cell>
          <table:table-cell table:style-name="Tabella8.B3" office:value-type="string">
            <text:p text:style-name="P53">Termina il caso d’uso</text:p>
          </table:table-cell>
          <table:table-cell table:style-name="Tabella8.C3" office:value-type="string">
            <text:p text:style-name="P57"/>
          </table:table-cell>
        </table:table-row>
      </table:table>
      <text:p text:style-name="P34"><text:soft-page-break/><text:span text:style-name="T12">Eccezione</text:span> <text:span text:style-name="T11">2</text:span><text:span text:style-name="T2">.</text:span><text:span text:style-name="T11">1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7"><text:bookmark text:name="_c1spi84yq2kg2"/># </text:p>
          </table:table-cell>
          <table:table-cell table:style-name="Tabella1.B1" office:value-type="string">
            <text:p text:style-name="P39"><text:bookmark text:name="_ltt8uo9pou4l2"/>Attore</text:p>
          </table:table-cell>
          <table:table-cell table:style-name="Tabella1.B1" office:value-type="string">
            <text:p text:style-name="P39"><text:bookmark text:name="_xacqr114gae2"/>Sistema</text:p>
          </table:table-cell>
        </table:table-row>
        <table:table-row table:style-name="Tabella1.1">
          <table:table-cell table:style-name="Tabella1.A2" office:value-type="string">
            <text:p text:style-name="P41">2.1<text:span text:style-name="T5">a</text:span>.1</text:p>
          </table:table-cell>
          <table:table-cell table:style-name="Tabella1.B2" office:value-type="string">
            <text:p text:style-name="P51">Indica la propria disponibilità su un turno </text:p>
          </table:table-cell>
          <table:table-cell table:style-name="Tabella1.C2" office:value-type="string">
            <text:p text:style-name="P47">L’attore è autenticato come Personale di servizio e indica la disponibilità su un turno preparatorio</text:p>
          </table:table-cell>
        </table:table-row>
        <table:table-row table:style-name="Tabella1.1">
          <table:table-cell table:style-name="Tabella1.A3" office:value-type="string">
            <text:p text:style-name="P44"/>
          </table:table-cell>
          <table:table-cell table:style-name="Tabella1.B3" office:value-type="string">
            <text:p text:style-name="P53">Termina il caso d’uso</text:p>
          </table:table-cell>
          <table:table-cell table:style-name="Tabella1.C3" office:value-type="string">
            <text:p text:style-name="P57"/>
          </table:table-cell>
        </table:table-row>
      </table:table>
      <text:p text:style-name="P34"><text:span text:style-name="T12">Eccezione</text:span> <text:span text:style-name="T11">2</text:span><text:span text:style-name="T2">.</text:span><text:span text:style-name="T11">1</text:span><text:span text:style-name="T12">b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37"><text:bookmark text:name="_c1spi84yq2kg21"/># </text:p>
          </table:table-cell>
          <table:table-cell table:style-name="Tabella2.B1" office:value-type="string">
            <text:p text:style-name="P39"><text:bookmark text:name="_ltt8uo9pou4l21"/>Attore</text:p>
          </table:table-cell>
          <table:table-cell table:style-name="Tabella2.B1" office:value-type="string">
            <text:p text:style-name="P39"><text:bookmark text:name="_xacqr114gae21"/>Sistema</text:p>
          </table:table-cell>
        </table:table-row>
        <table:table-row table:style-name="Tabella2.1">
          <table:table-cell table:style-name="Tabella2.A2" office:value-type="string">
            <text:p text:style-name="P41">2.1<text:span text:style-name="T7">b</text:span>.1</text:p>
          </table:table-cell>
          <table:table-cell table:style-name="Tabella2.B2" office:value-type="string">
            <text:p text:style-name="P51">Indica la propria disponibilità su un turno </text:p>
          </table:table-cell>
          <table:table-cell table:style-name="Tabella2.C2" office:value-type="string">
            <text:p text:style-name="P47">Il turno specificato è nel passato</text:p>
          </table:table-cell>
        </table:table-row>
        <table:table-row table:style-name="Tabella2.1">
          <table:table-cell table:style-name="Tabella2.A3" office:value-type="string">
            <text:p text:style-name="P44"/>
          </table:table-cell>
          <table:table-cell table:style-name="Tabella2.B3" office:value-type="string">
            <text:p text:style-name="P53">Termina il caso d’uso</text:p>
          </table:table-cell>
          <table:table-cell table:style-name="Tabella2.C3" office:value-type="string">
            <text:p text:style-name="P57"/>
          </table:table-cell>
        </table:table-row>
      </table:table>
      <text:p text:style-name="P34"><text:span text:style-name="T12">Eccezione</text:span> <text:span text:style-name="T11">2</text:span><text:span text:style-name="T2">.</text:span><text:span text:style-name="T11">1</text:span><text:span text:style-name="T13">c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37"><text:bookmark text:name="_c1spi84yq2kg213"/># </text:p>
          </table:table-cell>
          <table:table-cell table:style-name="Tabella3.B1" office:value-type="string">
            <text:p text:style-name="P39"><text:bookmark text:name="_ltt8uo9pou4l213"/>Attore</text:p>
          </table:table-cell>
          <table:table-cell table:style-name="Tabella3.B1" office:value-type="string">
            <text:p text:style-name="P39"><text:bookmark text:name="_xacqr114gae213"/>Sistema</text:p>
          </table:table-cell>
        </table:table-row>
        <table:table-row table:style-name="Tabella3.1">
          <table:table-cell table:style-name="Tabella3.A2" office:value-type="string">
            <text:p text:style-name="P41">2.1<text:span text:style-name="T8">c</text:span>.1</text:p>
          </table:table-cell>
          <table:table-cell table:style-name="Tabella3.B2" office:value-type="string">
            <text:p text:style-name="P51">Indica la propria disponibilità su un turno </text:p>
          </table:table-cell>
          <table:table-cell table:style-name="Tabella3.C2" office:value-type="string">
            <text:p text:style-name="P49">Si è oltre la data di <text:span text:style-name="T4">scadenza per la modifica della disponibilità</text:span> specificata per il turno</text:p>
          </table:table-cell>
        </table:table-row>
        <table:table-row table:style-name="Tabella3.1">
          <table:table-cell table:style-name="Tabella3.A3" office:value-type="string">
            <text:p text:style-name="P44"/>
          </table:table-cell>
          <table:table-cell table:style-name="Tabella3.B3" office:value-type="string">
            <text:p text:style-name="P53">Termina il caso d’uso</text:p>
          </table:table-cell>
          <table:table-cell table:style-name="Tabella3.C3" office:value-type="string">
            <text:p text:style-name="P57"/>
          </table:table-cell>
        </table:table-row>
      </table:table>
      <text:p text:style-name="P34"><text:span text:style-name="T12">Eccezione</text:span> <text:span text:style-name="T11">2</text:span><text:span text:style-name="T2">.</text:span><text:span text:style-name="T11">1</text:span><text:span text:style-name="T13">d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37"><text:bookmark text:name="_c1spi84yq2kg22"/># </text:p>
          </table:table-cell>
          <table:table-cell table:style-name="Tabella4.B1" office:value-type="string">
            <text:p text:style-name="P39"><text:bookmark text:name="_ltt8uo9pou4l22"/>Attore</text:p>
          </table:table-cell>
          <table:table-cell table:style-name="Tabella4.B1" office:value-type="string">
            <text:p text:style-name="P39"><text:bookmark text:name="_xacqr114gae22"/>Sistema</text:p>
          </table:table-cell>
        </table:table-row>
        <table:table-row table:style-name="Tabella4.1">
          <table:table-cell table:style-name="Tabella4.A2" office:value-type="string">
            <text:p text:style-name="P41">2.1<text:span text:style-name="T8">d</text:span>.1</text:p>
          </table:table-cell>
          <table:table-cell table:style-name="Tabella4.B2" office:value-type="string">
            <text:p text:style-name="P51">Indica la propria disponibilità su un turno </text:p>
          </table:table-cell>
          <table:table-cell table:style-name="Tabella4.C2" office:value-type="string">
            <text:p text:style-name="P47">Si indica la disponibilità a un turno singolo appartenente a un gruppo di turni</text:p>
          </table:table-cell>
        </table:table-row>
        <table:table-row table:style-name="Tabella4.1">
          <table:table-cell table:style-name="Tabella4.A3" office:value-type="string">
            <text:p text:style-name="P44"/>
          </table:table-cell>
          <table:table-cell table:style-name="Tabella4.B3" office:value-type="string">
            <text:p text:style-name="P53">Termina il caso d’uso</text:p>
          </table:table-cell>
          <table:table-cell table:style-name="Tabella4.C3" office:value-type="string">
            <text:p text:style-name="P57"/>
          </table:table-cell>
        </table:table-row>
      </table:table>
      <text:p text:style-name="P33">Estensione <text:span text:style-name="T10">2a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38"><text:bookmark text:name="_c1spi84yq2kg11"/># </text:p>
          </table:table-cell>
          <table:table-cell table:style-name="Tabella9.B1" office:value-type="string">
            <text:p text:style-name="P40"><text:bookmark text:name="_ltt8uo9pou4l11"/>Attore</text:p>
          </table:table-cell>
          <table:table-cell table:style-name="Tabella9.B1" office:value-type="string">
            <text:p text:style-name="P40"><text:bookmark text:name="_xacqr114gae11"/>Sistema</text:p>
          </table:table-cell>
        </table:table-row>
        <table:table-row table:style-name="Tabella9.1">
          <table:table-cell table:style-name="Tabella9.A2" office:value-type="string">
            <text:p text:style-name="P46">2a</text:p>
          </table:table-cell>
          <table:table-cell table:style-name="Tabella9.B2" office:value-type="string">
            <text:p text:style-name="P56">Indica la propria disponibilità su un <text:span text:style-name="T22">gruppo di </text:span>turn<text:span text:style-name="T22">i</text:span></text:p>
          </table:table-cell>
          <table:table-cell table:style-name="Tabella9.C2" office:value-type="string">
            <text:p text:style-name="P58">Registra l’informazione</text:p>
          </table:table-cell>
        </table:table-row>
      </table:table>
      <text:p text:style-name="P35"><text:soft-page-break/><text:span text:style-name="T12">Eccezione</text:span> <text:span text:style-name="T11">2</text:span><text:span text:style-name="T23">a</text:span><text:span text:style-name="T2">.</text:span><text:span text:style-name="T11">1a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38"><text:bookmark text:name="_c1spi84yq2kg23"/># </text:p>
          </table:table-cell>
          <table:table-cell table:style-name="Tabella10.B1" office:value-type="string">
            <text:p text:style-name="P40"><text:bookmark text:name="_ltt8uo9pou4l23"/>Attore</text:p>
          </table:table-cell>
          <table:table-cell table:style-name="Tabella10.B1" office:value-type="string">
            <text:p text:style-name="P40"><text:bookmark text:name="_xacqr114gae23"/>Sistema</text:p>
          </table:table-cell>
        </table:table-row>
        <table:table-row table:style-name="Tabella10.1">
          <table:table-cell table:style-name="Tabella10.A2" office:value-type="string">
            <text:p text:style-name="P42">2.1<text:span text:style-name="T5">a</text:span>.1</text:p>
          </table:table-cell>
          <table:table-cell table:style-name="Tabella10.B2" office:value-type="string">
            <text:p text:style-name="P52">Indica la propria disponibilità su un gruppo di turni</text:p>
          </table:table-cell>
          <table:table-cell table:style-name="Tabella10.C2" office:value-type="string">
            <text:p text:style-name="P48">L’attore è autenticato come Personale di servizio e indica la disponibilità su un <text:span text:style-name="T22">gruppo di</text:span> turn<text:span text:style-name="T22">i </text:span>preparatori</text:p>
          </table:table-cell>
        </table:table-row>
        <table:table-row table:style-name="Tabella10.1">
          <table:table-cell table:style-name="Tabella10.A3" office:value-type="string">
            <text:p text:style-name="P45"/>
          </table:table-cell>
          <table:table-cell table:style-name="Tabella10.B3" office:value-type="string">
            <text:p text:style-name="P54">Termina il caso d’uso</text:p>
          </table:table-cell>
          <table:table-cell table:style-name="Tabella10.C3" office:value-type="string">
            <text:p text:style-name="P58"/>
          </table:table-cell>
        </table:table-row>
      </table:table>
      <text:p text:style-name="P35"><text:span text:style-name="T12">Eccezione</text:span> <text:span text:style-name="T11">2</text:span><text:span text:style-name="T23">a</text:span><text:span text:style-name="T2">.</text:span><text:span text:style-name="T11">1</text:span><text:span text:style-name="T12">b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38"><text:bookmark text:name="_c1spi84yq2kg211"/># </text:p>
          </table:table-cell>
          <table:table-cell table:style-name="Tabella11.B1" office:value-type="string">
            <text:p text:style-name="P40"><text:bookmark text:name="_ltt8uo9pou4l211"/>Attore</text:p>
          </table:table-cell>
          <table:table-cell table:style-name="Tabella11.B1" office:value-type="string">
            <text:p text:style-name="P40"><text:bookmark text:name="_xacqr114gae211"/>Sistema</text:p>
          </table:table-cell>
        </table:table-row>
        <table:table-row table:style-name="Tabella11.1">
          <table:table-cell table:style-name="Tabella11.A2" office:value-type="string">
            <text:p text:style-name="P42">2.1<text:span text:style-name="T7">b</text:span>.1</text:p>
          </table:table-cell>
          <table:table-cell table:style-name="Tabella11.B2" office:value-type="string">
            <text:p text:style-name="P52">Indica la propria disponibilità su un gruppo di turni</text:p>
          </table:table-cell>
          <table:table-cell table:style-name="Tabella11.C2" office:value-type="string">
            <text:p text:style-name="P48"><text:span text:style-name="T22">Almeno un</text:span> turno <text:span text:style-name="T22">del gruppo</text:span> è nel passato</text:p>
          </table:table-cell>
        </table:table-row>
        <table:table-row table:style-name="Tabella11.1">
          <table:table-cell table:style-name="Tabella11.A3" office:value-type="string">
            <text:p text:style-name="P45"/>
          </table:table-cell>
          <table:table-cell table:style-name="Tabella11.B3" office:value-type="string">
            <text:p text:style-name="P54">Termina il caso d’uso</text:p>
          </table:table-cell>
          <table:table-cell table:style-name="Tabella11.C3" office:value-type="string">
            <text:p text:style-name="P58"/>
          </table:table-cell>
        </table:table-row>
      </table:table>
      <text:p text:style-name="P35"><text:span text:style-name="T12">Eccezione</text:span> <text:span text:style-name="T11">2</text:span><text:span text:style-name="T23">a</text:span><text:span text:style-name="T2">.</text:span><text:span text:style-name="T11">1</text:span><text:span text:style-name="T13">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38"><text:bookmark text:name="_c1spi84yq2kg2131"/># </text:p>
          </table:table-cell>
          <table:table-cell table:style-name="Tabella12.B1" office:value-type="string">
            <text:p text:style-name="P40"><text:bookmark text:name="_ltt8uo9pou4l2131"/>Attore</text:p>
          </table:table-cell>
          <table:table-cell table:style-name="Tabella12.B1" office:value-type="string">
            <text:p text:style-name="P40"><text:bookmark text:name="_xacqr114gae2131"/>Sistema</text:p>
          </table:table-cell>
        </table:table-row>
        <table:table-row table:style-name="Tabella12.1">
          <table:table-cell table:style-name="Tabella12.A2" office:value-type="string">
            <text:p text:style-name="P42">2.1<text:span text:style-name="T8">c</text:span>.1</text:p>
          </table:table-cell>
          <table:table-cell table:style-name="Tabella12.B2" office:value-type="string">
            <text:p text:style-name="P52">Indica la propria disponibilità su un gruppo di turni</text:p>
          </table:table-cell>
          <table:table-cell table:style-name="Tabella12.C2" office:value-type="string">
            <text:p text:style-name="P50">Si è oltre la data di <text:span text:style-name="T4">scadenza per la modifica della disponibilità</text:span> specificata per <text:span text:style-name="T22">uno dei turni del gruppo</text:span></text:p>
          </table:table-cell>
        </table:table-row>
        <table:table-row table:style-name="Tabella12.1">
          <table:table-cell table:style-name="Tabella12.A3" office:value-type="string">
            <text:p text:style-name="P45"/>
          </table:table-cell>
          <table:table-cell table:style-name="Tabella12.B3" office:value-type="string">
            <text:p text:style-name="P54">Termina il caso d’uso</text:p>
          </table:table-cell>
          <table:table-cell table:style-name="Tabella12.C3" office:value-type="string">
            <text:p text:style-name="P58"/>
          </table:table-cell>
        </table:table-row>
      </table:table>
      <text:p text:style-name="P36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0c3635" loext:opacity="100%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05-25T09:34:18.860000000</dc:date>
    <meta:editing-duration>PT28M46S</meta:editing-duration>
    <meta:editing-cycles>4</meta:editing-cycles>
    <meta:document-statistic meta:table-count="18" meta:image-count="0" meta:object-count="0" meta:page-count="5" meta:paragraph-count="159" meta:word-count="660" meta:character-count="4042" meta:non-whitespace-character-count="3518"/>
  </office:meta>
</office:document-meta>
</file>